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42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2]-[.F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NF 13274 - mens. 07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3]-[.F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NF 13288 - mens. 08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5]-[.F5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6]-[.F6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NF 13302 - mens. 09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7]-[.F7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8]-[.F8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NF 13316 - mens. 10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9]-[.F9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0]-[.F10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NF 13330 - mens. 11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1]-[.F11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6-01-26" calcext:value-type="date">
            <text:p>26/01/2026</text:p>
          </table:table-cell>
          <table:table-cell table:style-name="ce35" table:formula="of:=[.C12]-[.F1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NF 13344 - mens. 12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6-01-26" calcext:value-type="date">
            <text:p>26/01/2026</text:p>
          </table:table-cell>
          <table:table-cell table:style-name="ce35" table:formula="of:=[.C13]-[.F1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4]-[.F14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NF 13358 - mens. 01/2026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5]-[.F15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6-02-28" calcext:value-type="date">
            <text:p>28/02/2026</text:p>
          </table:table-cell>
          <table:table-cell table:style-name="ce32" office:value-type="string" calcext:value-type="string">
            <text:p>Mens. 02/2026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6]-[.F16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6-02-28" calcext:value-type="date">
            <text:p>28/02/2026</text:p>
          </table:table-cell>
          <table:table-cell table:style-name="ce32" office:value-type="string" calcext:value-type="string">
            <text:p>NF 13372 - mens. 02/2026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7]-[.F17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4" table:formula="of:=SUM([.H2:.H17])" office:value-type="float" office:value="4000" calcext:value-type="float">
            <text:p>4.000,00</text:p>
          </table:table-cell>
          <table:table-cell table:style-name="ce39"/>
          <table:table-cell table:style-name="ce49" table:number-columns-repeated="55"/>
        </table:table-row>
        <table:table-row table:style-name="ro3" table:number-rows-repeated="31980">
          <table:table-cell table:style-name="ce29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29"/>
          <table:table-cell table:style-name="ce36"/>
          <table:table-cell table:style-name="ce41"/>
          <table:table-cell table:style-name="ce49" table:number-columns-repeated="55"/>
        </table:table-row>
        <table:table-row table:style-name="ro3" table:number-rows-repeated="1016566">
          <table:table-cell table:number-columns-repeated="64"/>
        </table:table-row>
        <table:table-row table:style-name="ro4" table:number-rows-repeated="1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6.307147041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6.3092919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2:47.066752832</dc:date>
    <dc:language>pt-PT</dc:language>
    <meta:editing-cycles>618</meta:editing-cycles>
    <meta:editing-duration>PT15H48M1S</meta:editing-duration>
    <meta:print-date>2025-11-04T11:44:23.542686100</meta:print-date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